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0" style:apply-style-name="Neutral" style:base-cell-address="Hoja1.A6"/>
      <style:map style:condition="cell-content()&lt;10" style:apply-style-name="Bad" style:base-cell-address="Hoja1.A6"/>
      <style:map style:condition="cell-content()&gt;10" style:apply-style-name="Good" style:base-cell-address="Hoja1.A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calcext:conditional-formats>
          <calcext:conditional-format calcext:target-range-address="Hoja1.A1:Hoja1.A3">
            <calcext:condition calcext:apply-style-name="Neutral" calcext:value="=10" calcext:base-cell-address="Hoja1.A6"/>
            <calcext:condition calcext:apply-style-name="Bad" calcext:value="&lt;10" calcext:base-cell-address="Hoja1.A6"/>
            <calcext:condition calcext:apply-style-name="Good" calcext:value="&gt;10" calcext:base-cell-address="Hoja1.A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9:15:13.706679230</meta:creation-date>
    <dc:date>2023-01-09T09:48:01.037545627</dc:date>
    <meta:editing-duration>PT1M56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